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Pictures/10000000000001230000019EE62D1247D805F7DE.png" manifest:media-type="image/png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9b3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e9f98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c2bad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9f98" officeooo:paragraph-rsid="001e9f98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12pt" officeooo:rsid="002545bc" officeooo:paragraph-rsid="002545bc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16pt" fo:font-weight="bold" officeooo:rsid="00142268" officeooo:paragraph-rsid="002545bc" style:font-name-asian="OzHandicraft BT" style:font-size-asian="16pt" style:font-weight-asian="bold" style:font-name-complex="OzHandicraft BT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6" style:family="paragraph" style:parent-style-name="Standard">
      <style:text-properties fo:font-size="16pt" style:font-size-asian="16pt" style:font-size-complex="16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8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4778" style:font-name-asian="OzHandicraft BT" style:font-size-asian="14pt" style:font-name-complex="OzHandicraft B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7a4a3" style:font-name-asian="OzHandicraft BT" style:font-size-asian="14pt" style:font-name-complex="OzHandicraft B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9f98" officeooo:paragraph-rsid="0045db43" style:font-name-asian="OzHandicraft BT" style:font-size-asian="14pt" style:font-name-complex="OzHandicraft BT" style:font-size-complex="14pt"/>
    </style:style>
    <style:style style:name="P32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5462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0d5f34"/>
    </style:style>
    <style:style style:name="T13" style:family="text">
      <style:text-properties officeooo:rsid="000f2237"/>
    </style:style>
    <style:style style:name="T14" style:family="text">
      <style:text-properties officeooo:rsid="00142268"/>
    </style:style>
    <style:style style:name="T15" style:family="text">
      <style:text-properties officeooo:rsid="001aa13a"/>
    </style:style>
    <style:style style:name="T16" style:family="text">
      <style:text-properties officeooo:rsid="001b9d7f"/>
    </style:style>
    <style:style style:name="T17" style:family="text">
      <style:text-properties officeooo:rsid="001e9f98"/>
    </style:style>
    <style:style style:name="T18" style:family="text">
      <style:text-properties officeooo:rsid="0020957b"/>
    </style:style>
    <style:style style:name="T19" style:family="text">
      <style:text-properties officeooo:rsid="002b8ac0"/>
    </style:style>
    <style:style style:name="T20" style:family="text">
      <style:text-properties officeooo:rsid="002bbd32"/>
    </style:style>
    <style:style style:name="T21" style:family="text">
      <style:text-properties officeooo:rsid="002d1bc3"/>
    </style:style>
    <style:style style:name="T22" style:family="text">
      <style:text-properties officeooo:rsid="002da36f"/>
    </style:style>
    <style:style style:name="T23" style:family="text">
      <style:text-properties officeooo:rsid="002faee5"/>
    </style:style>
    <style:style style:name="T24" style:family="text">
      <style:text-properties officeooo:rsid="003c2bad"/>
    </style:style>
    <style:style style:name="T25" style:family="text">
      <style:text-properties officeooo:rsid="003d8652"/>
    </style:style>
    <style:style style:name="T26" style:family="text">
      <style:text-properties officeooo:rsid="003dbc6c"/>
    </style:style>
    <style:style style:name="T27" style:family="text">
      <style:text-properties officeooo:rsid="003e6306"/>
    </style:style>
    <style:style style:name="T28" style:family="text">
      <style:text-properties officeooo:rsid="00409847"/>
    </style:style>
    <style:style style:name="T29" style:family="text">
      <style:text-properties officeooo:rsid="00413871"/>
    </style:style>
    <style:style style:name="T30" style:family="text">
      <style:text-properties officeooo:rsid="0042aecc"/>
    </style:style>
    <style:style style:name="T31" style:family="text">
      <style:text-properties officeooo:rsid="0043f3a2"/>
    </style:style>
    <style:style style:name="T32" style:family="text">
      <style:text-properties officeooo:rsid="0045db43"/>
    </style:style>
    <style:style style:name="T33" style:family="text">
      <style:text-properties officeooo:rsid="0047a4a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21"/>
      <text:p text:style-name="P4"/>
      <text:p text:style-name="P27"><draw:frame draw:style-name="fr2" draw:name="Object1" text:anchor-type="paragraph" svg:x="13.711cm" svg:y="0.041cm" svg:width="6.279cm" svg:height="11.294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6"/>
      <text:p text:style-name="P7">Beer Name: <text:s text:c="3"/><text:span text:style-name="T14">Ruby U Black Bracket</text:span> <text:s text:c="64"/></text:p>
      <text:p text:style-name="P8">Brew Date: <text:s text:c="3"/><text:span text:style-name="T24">July 8’19</text:span> <text:s text:c="62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10</text:span><text:span text:style-name="T2"> <text:s text:c="14"/><text:tab/><text:tab/><text:tab/><text:tab/></text:span><text:span text:style-name="T1"> <text:s/></text:span></text:p>
      <text:p text:style-name="P1"><draw:line text:anchor-type="paragraph" draw:z-index="1" draw:style-name="gr1" draw:text-style-name="P32" svg:x1="1.543cm" svg:y1="0.624cm" svg:x2="1.622cm" svg:y2="6.577cm"><text:p/></draw:line><draw:line text:anchor-type="paragraph" draw:z-index="2" draw:style-name="gr1" draw:text-style-name="P32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7">18 <text:s text:c="6"/># <text:s text:c="6"/>Dark Munich</text:p>
      <text:p text:style-name="P7">.33 <text:s text:c="5"/># <text:s text:c="6"/>Black Patent</text:p>
      <text:p text:style-name="P7"><text:span text:style-name="T24">4</text:span> <text:s text:c="8"/># <text:s text:c="6"/>Honey <text:span text:style-name="T13">(chinese)</text:span>(after boil)</text:p>
      <text:p text:style-name="P7"><text:s text:c="20"/><text:span text:style-name="T22">washings of dark malt from carboy</text:span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4"><text:s text:c="6"/>Irish Moss</text:p>
      <text:p text:style-name="P25"><text:s text:c="13"/><text:span text:style-name="T24">lager yeast</text:span></text:p>
      <text:p text:style-name="Standard"><draw:line text:anchor-type="paragraph" draw:z-index="3" draw:style-name="gr1" draw:text-style-name="P32" svg:x1="2.628cm" svg:y1="0.213cm" svg:x2="2.707cm" svg:y2="3.653cm"><text:p/></draw:line><draw:line text:anchor-type="paragraph" draw:z-index="4" draw:style-name="gr1" draw:text-style-name="P32" svg:x1="10.249cm" svg:y1="0.104cm" svg:x2="10.328cm" svg:y2="3.544cm"><text:p/></draw:line>Qt <text:s/>oz/g <text:s text:c="13"/>Hop/Seasoning <text:s text:c="15"/>Time</text:p>
      <text:p text:style-name="P26"><text:span text:style-name="T24">145</text:span> g <text:s text:c="18"/>Hallertauer <text:s text:c="19"/>60 min <text:s text:c="3"/></text:p>
      <text:p text:style-name="P7"/>
      <text:p text:style-name="P20"/>
      <text:p text:style-name="P22"/>
      <text:p text:style-name="P23"/>
      <text:p text:style-name="P23"/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17">Primary: <text:s/></text:p>
      <text:p text:style-name="P17">Racked:<text:tab/><text:tab/><text:tab/><text:tab/><text:tab/><text:tab/></text:p>
      <text:p text:style-name="P9">Racked:</text:p>
      <text:p text:style-name="P9">Bottled:<text:tab/><text:tab/><text:tab/><text:tab/><text:tab/><text:tab/></text:p>
      <text:p text:style-name="P9">Kegged: <text:s text:c="2"/></text:p>
      <text:p text:style-name="P9">Re-Kegged:</text:p>
      <text:p text:style-name="P1"><text:span text:style-name="T7">Purged:</text:span><text:span text:style-name="T4"><text:tab/><text:tab/><text:tab/><text:tab/><text:tab/><text:tab/>Charged:</text:span></text:p>
      <text:p text:style-name="P9"/>
      <text:p text:style-name="P9"/>
      <text:p text:style-name="P9"/>
      <text:p text:style-name="P9"/>
      <text:p text:style-name="P9"/>
      <text:p text:style-name="P9"><text:soft-page-break/>Start Time:<text:span text:style-name="T12"> 6:45</text:span></text:p>
      <text:p text:style-name="P9">Fill mash tun:<text:tab/><text:span text:style-name="T25">Sun</text:span></text:p>
      <text:p text:style-name="P9"><draw:frame draw:style-name="fr3" draw:name="Object2" text:anchor-type="paragraph" svg:x="8.527cm" svg:y="0.392cm" svg:width="12.423cm" svg:height="8.999cm" draw:z-index="6"><draw:object xlink:href="./Object 3" xlink:type="simple" xlink:show="embed" xlink:actuate="onLoad"/><draw:image xlink:href="./ObjectReplacements/Object 3" xlink:type="simple" xlink:show="embed" xlink:actuate="onLoad"/></draw:frame>Fill sparge kettle: <text:span text:style-name="T25">Sun</text:span> <text:tab/><text:tab/><text:tab/></text:p>
      <text:p text:style-name="P9">Fire burners: <text:span text:style-name="T25">6:45</text:span>am</text:p>
      <text:p text:style-name="P29">Heat Mash Tun : Target Temp: <text:span text:style-name="T19">68</text:span> <text:s text:c="3"/></text:p>
      <text:p text:style-name="P29"><text:s/></text:p>
      <text:p text:style-name="P15">Heat Sparge Kettle: <text:span text:style-name="T20">74</text:span></text:p>
      <text:p text:style-name="P15">Target Temp: <text:span text:style-name="T19">71</text:span></text:p>
      <text:p text:style-name="P9">Target Temp (Mash): <text:span text:style-name="T19">67</text:span></text:p>
      <text:p text:style-name="P9">Grind grain: <text:s/><text:span text:style-name="T26">7:30</text:span> <text:s/><text:span text:style-name="T12">am</text:span></text:p>
      <text:p text:style-name="P9">sparge temp:<text:span text:style-name="T27">72</text:span></text:p>
      <text:p text:style-name="P9">Strike Temp: <text:span text:style-name="T27">67</text:span></text:p>
      <text:p text:style-name="P9">pump temp: <text:s/><text:span text:style-name="T27">67</text:span></text:p>
      <text:p text:style-name="P18">Temp: <text:span text:style-name="T27">65.6</text:span></text:p>
      <text:p text:style-name="P9">Mash: Duration: <text:span text:style-name="T12">90</text:span> <text:s text:c="6"/>minutes <text:s text:c="7"/></text:p>
      <text:p text:style-name="P9">Start: <text:span text:style-name="T28">9:20</text:span> <text:s text:c="5"/>Finish: <text:span text:style-name="T15">am</text:span></text:p>
      <text:p text:style-name="P9">Heat (to deactivate enzymes)<text:tab/></text:p>
      <text:p text:style-name="P11">Target Temp: <text:span text:style-name="T21">76</text:span> <text:s/></text:p>
      <text:p text:style-name="P11">Start: <text:span text:style-name="T28">9:20am</text:span> <text:s text:c="6"/></text:p>
      <text:p text:style-name="P9">Finish:<text:span text:style-name="T28">9:50</text:span> <text:s/><text:span text:style-name="T23">am</text:span></text:p>
      <text:p text:style-name="P9">Heat Sparge H20 (Target<text:span text:style-name="T21">76</text:span>◦) <text:s text:c="7"/></text:p>
      <text:p text:style-name="P12">Sparge: </text:p>
      <text:p text:style-name="P12">Start: <text:s/><text:span text:style-name="T29">10:15am</text:span></text:p>
      <text:p text:style-name="P14">Finish: <text:span text:style-name="T30">11:05am </text:span></text:p>
      <text:p text:style-name="P14">Wort collected: <text:s text:c="2"/><text:span text:style-name="T16">Full kettle</text:span></text:p>
      <text:p text:style-name="P9">Boil : Burner On: <text:s/></text:p>
      <text:p text:style-name="P9">Rolling Boil: <text:s text:c="2"/><text:span text:style-name="T31">11:30am</text:span> </text:p>
      <text:p text:style-name="P13">Duration: 90</text:p>
      <text:p text:style-name="P13">Start:<text:span text:style-name="T31">11:30</text:span></text:p>
      <text:p text:style-name="P16">Hops In: <text:s/><text:span text:style-name="T32">12pm</text:span> <text:s text:c="19"/></text:p>
      <text:p text:style-name="P31">Whirlflock in: <text:span text:style-name="T32">12:45</text:span>pm</text:p>
      <text:p text:style-name="P9">Finish: <text:s/><text:span text:style-name="T31">1pm</text:span> <text:s text:c="4"/></text:p>
      <text:p text:style-name="P9">Burner Off: <text:span text:style-name="T31">1pm</text:span></text:p>
      <text:p text:style-name="P9">Rest 15 min <text:s text:c="7"/></text:p>
      <text:p text:style-name="P19">Pump &amp; Chill:</text:p>
      <text:p text:style-name="P16"><text:span text:style-name="T17">Start: 1:15pm <text:s text:c="4"/>Fin:1:50pm</text:span> <text:s text:c="2"/></text:p>
      <text:p text:style-name="P30">OG : <text:s/><text:span text:style-name="T33">1:045 </text:span><text:s/></text:p>
      <text:p text:style-name="P10">Yeast: <text:span text:style-name="T11"><text:s/>Yeast</text:span> <text:s/><text:span text:style-name="T33">saflager 34/70</text:span></text:p>
      <text:p text:style-name="P9">Irish Moss</text:p>
      <text:p text:style-name="P5">Notes: <text:span text:style-name="T18"><text:s/>add honey to primary and stir w/drill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family="'OzHandicraft BT'" fo:font-size="16pt" style:font-name-asian="OzHandicraft BT" style:font-family-asian="'OzHandicraft BT'" style:font-size-asian="16pt" style:font-name-complex="OzHandicraft BT" style:font-family-complex="'OzHandicraft BT'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Frame_5f_2" style:display-name="GraphicFrame_2" style:family="graphic">
      <style:graphic-properties svg:width="10.209cm" svg:height="11.448cm" text:anchor-type="paragraph" svg:x="0.619cm" svg:y="-0.146cm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08T13:50:52.253465054</dc:date>
    <meta:editing-duration>PT10H30M47S</meta:editing-duration>
    <meta:editing-cycles>32</meta:editing-cycles>
    <meta:document-statistic meta:table-count="0" meta:image-count="0" meta:object-count="3" meta:page-count="2" meta:paragraph-count="65" meta:word-count="197" meta:character-count="2452" meta:non-whitespace-character-count="9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fill-color="#c5000b" draw:textarea-vertical-align="middle" draw:auto-grow-height="false" fo:min-height="0.376cm" fo:min-width="0.2cm"/>
    </style:style>
    <style:style style:name="P1" style:family="paragraph">
      <loext:graphic-properties draw:fill-color="#c5000b"/>
      <style:paragraph-properties fo:text-align="center"/>
      <style:text-properties fo:font-size="12pt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  <draw:custom-shape draw:style-name="gr2" draw:text-style-name="P1" draw:layer="layout" svg:width="0.7cm" svg:height="0.626cm" svg:x="4.7cm" svg:y="4.4cm">
          <text:p/>
          <draw:enhanced-geometry svg:viewBox="0 0 21600 21600" draw:text-areas="6722 8256 14878 15460" draw:mirror-vertical="true" draw:mirror-horizontal="tru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22cm" svg:height="8.999cm" xlink:href="." xlink:type="simple" chart:class="chart:line" chart:style-name="ch1">
        <chart:title svg:x="2.836cm" svg:y="0.315cm" chart:style-name="ch2">
          <text:p>Ruby U Black Bracket  July 8’19</text:p>
        </chart:title>
        <chart:legend chart:legend-position="end" svg:x="9.723cm" svg:y="3.693cm" style:legend-expansion="high" chart:style-name="ch3"/>
        <chart:plot-area chart:style-name="ch4" chart:data-source-has-labels="both" svg:x="0.841cm" svg:y="1.297cm" svg:width="9.086cm" svg:height="6.773cm">
          <chartooo:coordinate-region svg:x="1.703cm" svg:y="1.5cm" svg:width="8.224cm" svg:height="5.318cm"/>
          <chart:axis chart:dimension="x" chart:name="primary-x" chart:style-name="ch5" chartooo:axis-type="auto">
            <chartooo:date-scale/>
            <chart:title svg:x="5.041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043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">
                <text:p>72</text:p>
              </table:table-cell>
              <table:table-cell office:value-type="float" office:value="65.6">
                <text:p>65.6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6">
                <text:p>71.6</text:p>
              </table:table-cell>
              <table:table-cell office:value-type="float" office:value="66.8">
                <text:p>66.8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2">
                <text:p>70.2</text:p>
              </table:table-cell>
              <table:table-cell office:value-type="float" office:value="66.7">
                <text:p>66.7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.2">
                <text:p>69.2</text:p>
              </table:table-cell>
              <table:table-cell office:value-type="float" office:value="65.3">
                <text:p>65.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1">
                <text:p>69.1</text:p>
              </table:table-cell>
              <table:table-cell office:value-type="float" office:value="65.7">
                <text:p>65.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8">
                <text:p>69.8</text:p>
              </table:table-cell>
              <table:table-cell office:value-type="float" office:value="65.6">
                <text:p>65.6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3">
                <text:p>70.3</text:p>
              </table:table-cell>
              <table:table-cell office:value-type="float" office:value="65.9">
                <text:p>65.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1">
                <text:p>70.1</text:p>
              </table:table-cell>
              <table:table-cell office:value-type="float" office:value="66.1">
                <text:p>66.1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.6">
                <text:p>69.6</text:p>
              </table:table-cell>
              <table:table-cell office:value-type="float" office:value="65.9">
                <text:p>65.9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1">
                <text:p>70.1</text:p>
              </table:table-cell>
              <table:table-cell office:value-type="float" office:value="66.7">
                <text:p>66.7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9">
                <text:p>73.9</text:p>
              </table:table-cell>
              <table:table-cell office:value-type="float" office:value="68">
                <text:p>68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.9">
                <text:p>79.9</text:p>
              </table:table-cell>
              <table:table-cell office:value-type="float" office:value="73.2">
                <text:p>73.2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75.5">
                <text:p>75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